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1cm" fo:min-width="1.56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color="#c9211e"/>
    </style:style>
    <style:style style:name="T1" style:family="text">
      <style:text-properties fo:color="#c9211e"/>
    </style:style>
    <style:style style:name="T2" style:family="text">
      <style:text-properties fo:color="#c9211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2.921cm" svg:x="2.651cm" svg:y="3.54cm">
          <text:p text:style-name="P1">Vertex 1</text:p>
          <text:p text:style-name="P1">Priority: 1</text:p>
          <text:p text:style-name="P1">Label: schoo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" draw:id="id2" draw:layer="layout" svg:width="2.921cm" svg:height="2.921cm" svg:x="7.731cm" svg:y="3.54cm">
          <text:p text:style-name="P1">Vertex 4 </text:p>
          <text:p text:style-name="P1">Priority: 2</text:p>
          <text:p text:style-name="P1">Label: Student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2.921cm" svg:height="2.921cm" svg:x="5.953cm" svg:y="8.747cm">
          <text:p text:style-name="P1">Vertex 3</text:p>
          <text:p text:style-name="P1">Priority: 3</text:p>
          <text:p text:style-name="P1">Label: Pre-Schoo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6" draw:id="id6" draw:layer="layout" svg:width="2.921cm" svg:height="2.921cm" svg:x="13.573cm" svg:y="6.08cm">
          <text:p text:style-name="P1">Vertex 2</text:p>
          <text:p text:style-name="P1">Priority: 3</text:p>
          <text:p text:style-name="P1">Label: Grade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2.921cm" svg:height="2.921cm" svg:x="13.827cm" svg:y="1.381cm">
          <text:p text:style-name="P1">Vertex 5</text:p>
          <text:p text:style-name="P1">Priority: 3</text:p>
          <text:p text:style-name="P1">Label: Grade 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5.572cm" svg:y1="5.001cm" svg:x2="7.731cm" svg:y2="5.001cm" draw:start-shape="id1" draw:start-glue-point="10" draw:end-shape="id2" draw:end-glue-point="6" svg:d="M5572 5001h2159" svg:viewBox="0 0 2160 1">
          <text:p/>
        </draw:connector>
        <draw:custom-shape draw:style-name="gr1" draw:text-style-name="P1" xml:id="id3" draw:id="id3" draw:layer="layout" svg:width="2.921cm" svg:height="2.921cm" svg:x="2.905cm" svg:y="17.51cm">
          <text:p text:style-name="P1">Vertex 1</text:p>
          <text:p text:style-name="P1">Priority: 1</text:p>
          <text:p text:style-name="P1">Label: schoo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4" draw:id="id4" draw:layer="layout" svg:width="2.921cm" svg:height="2.921cm" svg:x="7.985cm" svg:y="17.51cm">
          <text:p text:style-name="P1">Vertex 4 </text:p>
          <text:p text:style-name="P1">Priority: 2</text:p>
          <text:p text:style-name="P1">Label: Students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0" draw:id="id10" draw:layer="layout" svg:width="2.921cm" svg:height="2.921cm" svg:x="6.207cm" svg:y="22.717cm">
          <text:p text:style-name="P1">Vertex 3</text:p>
          <text:p text:style-name="P1">Priority: 3</text:p>
          <text:p text:style-name="P1">Label: Pre-Schoo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" draw:id="id9" draw:layer="layout" svg:width="2.921cm" svg:height="2.921cm" svg:x="13.827cm" svg:y="20.05cm">
          <text:p text:style-name="P1">Vertex 2</text:p>
          <text:p text:style-name="P1">Priority: 3</text:p>
          <text:p text:style-name="P1">Label: Grade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8" draw:id="id8" draw:layer="layout" svg:width="2.921cm" svg:height="2.921cm" svg:x="14.081cm" svg:y="15.351cm">
          <text:p text:style-name="P1">Vertex 5</text:p>
          <text:p text:style-name="P1">Priority: 1</text:p>
          <text:p text:style-name="P1">Label: Grade 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5.826cm" svg:y1="18.971cm" svg:x2="7.985cm" svg:y2="18.971cm" draw:start-shape="id3" draw:start-glue-point="10" draw:end-shape="id4" draw:end-glue-point="6" svg:d="M5826 18971h2159" svg:viewBox="0 0 2160 1">
          <text:p/>
        </draw:connector>
        <draw:connector draw:style-name="gr2" draw:text-style-name="P2" draw:layer="layout" draw:type="curve" svg:x1="10.652cm" svg:y1="5.001cm" svg:x2="13.827cm" svg:y2="2.842cm" draw:start-shape="id2" draw:start-glue-point="10" draw:end-shape="id5" draw:end-glue-point="6" svg:d="M10652 5001c2487 0 900-2159 3175-2159" svg:viewBox="0 0 3176 2160">
          <text:p/>
        </draw:connector>
        <draw:connector draw:style-name="gr2" draw:text-style-name="P2" draw:layer="layout" draw:type="curve" svg:x1="10.652cm" svg:y1="5.001cm" svg:x2="13.573cm" svg:y2="7.541cm" draw:start-shape="id2" draw:start-glue-point="10" draw:end-shape="id6" draw:end-glue-point="6" svg:d="M10652 5001c2296 0 836 2540 2921 2540" svg:viewBox="0 0 2922 2541">
          <text:p/>
        </draw:connector>
        <draw:connector draw:style-name="gr2" draw:text-style-name="P2" draw:layer="layout" draw:type="curve" svg:x1="10.652cm" svg:y1="5.001cm" svg:x2="7.414cm" svg:y2="8.747cm" draw:start-shape="id2" draw:start-glue-point="10" draw:end-shape="id7" draw:end-glue-point="4" svg:d="M10652 5001c1837 0 1532 1302 263 1810s-3501 222-3501 1936" svg:viewBox="0 0 4535 3747">
          <text:p/>
        </draw:connector>
        <draw:connector draw:style-name="gr3" draw:text-style-name="P3" draw:layer="layout" draw:type="curve" svg:x1="10.906cm" svg:y1="18.971cm" svg:x2="14.081cm" svg:y2="16.812cm" draw:start-shape="id4" draw:start-glue-point="10" draw:end-shape="id8" draw:end-glue-point="6" svg:d="M10906 18971c2487 0 900-2159 3175-2159" svg:viewBox="0 0 3176 2160">
          <text:p text:style-name="P1"><text:span text:style-name="T1"><text:s/></text:span><text:span text:style-name="T2">X</text:span></text:p>
        </draw:connector>
        <draw:connector draw:style-name="gr2" draw:text-style-name="P2" draw:layer="layout" draw:type="curve" svg:x1="10.906cm" svg:y1="18.971cm" svg:x2="13.827cm" svg:y2="21.511cm" draw:start-shape="id4" draw:start-glue-point="10" draw:end-shape="id9" draw:end-glue-point="6" svg:d="M10906 18971c2296 0 836 2540 2921 2540" svg:viewBox="0 0 2922 2541">
          <text:p/>
        </draw:connector>
        <draw:connector draw:style-name="gr3" draw:text-style-name="P3" draw:layer="layout" draw:type="curve" svg:x1="5.826cm" svg:y1="18.971cm" svg:x2="7.668cm" svg:y2="22.717cm" draw:start-shape="id3" draw:start-glue-point="10" draw:end-shape="id10" draw:end-glue-point="4" svg:d="M5826 18971c1228 0 1842 1248 1842 3746" svg:viewBox="0 0 1843 3747">
          <text:p text:style-name="P1"><text:span text:style-name="T1"><text:s text:c="9"/></text:span><text:span text:style-name="T2">X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6T08:32:22.639675258</meta:creation-date>
    <dc:date>2020-03-06T08:39:44.923432199</dc:date>
    <meta:editing-duration>PT7M23S</meta:editing-duration>
    <meta:editing-cycles>1</meta:editing-cycles>
    <meta:generator>LibreOffice/6.4.1.2$Linux_X86_64 LibreOffice_project/e1ad903d8acbc5f5b474f1d8ec3defef24b8c46b</meta:generator>
    <meta:document-statistic meta:object-count="18"/>
  </office:meta>
</office:document-meta>
</file>